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7D0000249100001D4638BE3D3A.wmf"/>
  <manifest:file-entry manifest:media-type="" manifest:full-path="Pictures/2000000700000FB5000000C94FDA4EAC.wmf"/>
  <manifest:file-entry manifest:media-type="" manifest:full-path="Pictures/20000007000025F9000000C9F0140E06.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14.55cm" fo:margin-left="1.942cm" fo:margin-right="0.018cm" table:align="margins" style:writing-mode="lr-tb"/>
    </style:style>
    <style:style style:name="Table1.A" style:family="table-column">
      <style:table-column-properties style:column-width="3.069cm" style:rel-column-width="13823*"/>
    </style:style>
    <style:style style:name="Table1.B" style:family="table-column">
      <style:table-column-properties style:column-width="3.62cm" style:rel-column-width="16302*"/>
    </style:style>
    <style:style style:name="Table1.C" style:family="table-column">
      <style:table-column-properties style:column-width="4.293cm" style:rel-column-width="19337*"/>
    </style:style>
    <style:style style:name="Table1.D" style:family="table-column">
      <style:table-column-properties style:column-width="3.568cm" style:rel-column-width="16073*"/>
    </style:style>
    <style:style style:name="Table1.1" style:family="table-row">
      <style:table-row-properties style:min-row-height="0.67cm" style:keep-together="true" fo:keep-together="auto"/>
    </style:style>
    <style:style style:name="Table1.A1" style:family="table-cell">
      <style:table-cell-properties style:border-line-width-bottom="0.002cm 0.035cm 0.002cm" fo:padding="0cm" fo:border-left="0.018cm solid #00000a" fo:border-right="0.018cm solid #00000a" fo:border-top="0.018cm solid #00000a" fo:border-bottom="0.039cm double #00000a"/>
    </style:style>
    <style:style style:name="Table1.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1.A2" style:family="table-cell">
      <style:table-cell-properties fo:padding="0cm" fo:border-left="0.018cm solid #00000a" fo:border-right="0.018cm solid #00000a" fo:border-top="none" fo:border-bottom="0.018cm solid #00000a"/>
    </style:style>
    <style:style style:name="Table1.B2" style:family="table-cell">
      <style:table-cell-properties fo:padding="0cm" fo:border-left="none" fo:border-right="0.018cm solid #00000a" fo:border-top="none" fo:border-bottom="0.018cm solid #00000a"/>
    </style:style>
    <style:style style:name="P1" style:family="paragraph" style:parent-style-name="Standard">
      <style:paragraph-properties fo:margin-top="0cm" fo:margin-bottom="0.247cm" fo:line-height="100%" fo:text-align="justify" style:justify-single-word="false" fo:orphans="2" fo:widows="2" fo:padding="0cm" fo:border="none"/>
    </style:style>
    <style:style style:name="P2" style:family="paragraph" style:parent-style-name="TableTitle">
      <style:paragraph-properties fo:orphans="2" fo:widows="2"/>
    </style:style>
    <style:style style:name="P3" style:family="paragraph" style:parent-style-name="sectionheading">
      <style:paragraph-properties fo:margin-top="0.071cm" fo:margin-bottom="0.141cm" fo:orphans="2" fo:widows="2"/>
    </style:style>
    <style:style style:name="P4" style:family="paragraph" style:parent-style-name="sectionheading">
      <style:paragraph-properties fo:margin-top="0.106cm" fo:margin-bottom="0.141cm" fo:orphans="2" fo:widows="2"/>
    </style:style>
    <style:style style:name="P5" style:family="paragraph" style:parent-style-name="Standard">
      <style:paragraph-properties fo:margin-top="0cm" fo:margin-bottom="0cm" fo:orphans="2" fo:widows="2"/>
    </style:style>
    <style:style style:name="P6" style:family="paragraph" style:parent-style-name="CellBody">
      <style:paragraph-properties fo:margin-left="0.212cm" fo:margin-right="0.212cm" fo:margin-top="0.212cm" fo:margin-bottom="0.141cm" style:line-height-at-least="0.388cm" fo:orphans="2" fo:widows="2" fo:text-indent="0cm" style:auto-text-indent="false"/>
      <style:text-properties fo:font-size="9pt" style:font-size-asian="9pt" style:font-size-complex="9pt"/>
    </style:style>
    <style:style style:name="P7" style:family="paragraph" style:parent-style-name="CellBody">
      <style:paragraph-properties fo:margin-left="0.212cm" fo:margin-right="0.212cm" fo:margin-top="0.212cm" fo:margin-bottom="0.141cm" style:line-height-at-least="0.388cm" fo:orphans="2" fo:widows="2" fo:text-indent="0cm" style:auto-text-indent="false">
        <style:tab-stops>
          <style:tab-stop style:position="0cm"/>
          <style:tab-stop style:position="0.212cm"/>
        </style:tab-stops>
      </style:paragraph-properties>
      <style:text-properties fo:font-size="9pt" style:font-size-asian="9pt" style:font-size-complex="9pt"/>
    </style:style>
    <style:style style:name="P8" style:family="paragraph" style:parent-style-name="CellHeading">
      <style:paragraph-properties fo:margin-left="0.212cm" fo:margin-right="0.212cm" fo:margin-top="0.282cm" fo:margin-bottom="0.212cm" style:line-height-at-least="0.388cm" fo:orphans="2" fo:widows="2" fo:text-indent="0cm" style:auto-text-indent="false"/>
      <style:text-properties fo:font-size="9pt" style:font-size-asian="9pt" style:font-size-complex="9pt"/>
    </style:style>
    <style:style style:name="P9" style:family="paragraph" style:parent-style-name="CellHeading">
      <style:paragraph-properties style:line-height-at-least="0.388cm" fo:orphans="2" fo:widows="2"/>
      <style:text-properties fo:font-size="9pt" style:font-size-asian="9pt" style:font-size-complex="9pt"/>
    </style:style>
    <style:style style:name="P10" style:family="paragraph" style:parent-style-name="bullet">
      <style:paragraph-properties fo:margin-top="0cm" fo:margin-bottom="0.176cm" fo:orphans="2" fo:widows="2"/>
    </style:style>
    <style:style style:name="P11" style:family="paragraph" style:parent-style-name="Standard">
      <style:paragraph-properties fo:line-height="0.353cm" fo:orphans="2" fo:widows="2"/>
      <style:text-properties fo:font-size="12pt" style:font-size-asian="12pt" style:font-size-complex="12pt"/>
    </style:style>
    <style:style style:name="P12" style:family="paragraph" style:parent-style-name="Standard">
      <style:paragraph-properties fo:line-height="0.212cm" fo:orphans="2" fo:widows="2"/>
      <style:text-properties fo:font-size="12pt" style:font-size-asian="12pt" style:font-size-complex="12pt"/>
    </style:style>
    <style:style style:name="P13" style:family="paragraph" style:parent-style-name="Standard">
      <style:paragraph-properties fo:margin-top="0cm" fo:margin-bottom="2.54cm" style:line-height-at-least="0.353cm" fo:orphans="2" fo:widows="2"/>
    </style:style>
    <style:style style:name="P14" style:family="paragraph" style:parent-style-name="Standard">
      <style:paragraph-properties fo:margin-top="0.423cm" fo:margin-bottom="0cm" style:line-height-at-least="0.353cm" fo:orphans="2" fo:widows="2" fo:keep-with-next="always"/>
    </style:style>
    <style:style style:name="P15" style:family="paragraph" style:parent-style-name="Standard">
      <style:paragraph-properties fo:margin-top="0.141cm" fo:margin-bottom="0cm" style:line-height-at-least="0.353cm" fo:orphans="2" fo:widows="2" fo:keep-with-next="always"/>
    </style:style>
    <style:style style:name="P16" style:family="paragraph" style:parent-style-name="body">
      <style:paragraph-properties fo:orphans="2" fo:widows="2"/>
    </style:style>
    <style:style style:name="P17" style:family="paragraph" style:parent-style-name="figureHead">
      <style:paragraph-properties fo:orphans="2" fo:widows="2" fo:keep-with-next="always"/>
    </style:style>
    <style:style style:name="P18" style:family="paragraph" style:parent-style-name="sectionheading">
      <style:paragraph-properties fo:margin-left="2.54cm" fo:margin-right="0cm" fo:margin-top="0.106cm" fo:margin-bottom="0.141cm" fo:orphans="2" fo:widows="2" fo:text-indent="-2.54cm" style:auto-text-indent="false"/>
    </style:style>
    <style:style style:name="P19" style:family="paragraph" style:parent-style-name="Heading_20_3">
      <style:paragraph-properties fo:margin-top="0cm" fo:margin-bottom="0.176cm" fo:orphans="2" fo:widows="2"/>
    </style:style>
    <style:style style:name="P20" style:family="paragraph" style:parent-style-name="Heading_20_3">
      <style:paragraph-properties fo:margin-top="0.106cm" fo:margin-bottom="0.176cm" fo:orphans="2" fo:widows="2"/>
    </style:style>
    <style:style style:name="P21" style:family="paragraph" style:parent-style-name="Heading_20_2">
      <style:paragraph-properties fo:margin-top="0cm" fo:margin-bottom="0.247cm" fo:orphans="2" fo:widows="2"/>
    </style:style>
    <style:style style:name="P22" style:family="paragraph" style:parent-style-name="Heading_20_1" style:master-page-name="Standard">
      <style:paragraph-properties fo:margin-top="0cm" fo:margin-bottom="0cm" fo:orphans="2" fo:widows="2" style:page-number="auto"/>
    </style:style>
    <style:style style:name="P23" style:family="paragraph">
      <style:paragraph-properties fo:text-align="center"/>
      <style:text-properties fo:font-size="18pt"/>
    </style:style>
    <style:style style:name="T1" style:family="text">
      <style:text-properties style:font-name="Courier New" style:font-name-complex="Courier New2"/>
    </style:style>
    <style:style style:name="T2" style:family="text">
      <style:text-properties style:font-name="Courier New" fo:font-size="10pt" style:font-size-asian="10pt" style:font-name-complex="Courier New2" style:font-size-complex="10pt"/>
    </style:style>
    <style:style style:name="T3" style:family="text">
      <style:text-properties fo:font-weight="bold" style:font-weight-asian="bold" style:font-weight-complex="bold"/>
    </style:style>
    <style:style style:name="T4" style:family="text">
      <style:text-properties fo:font-size="12pt" fo:font-weight="bold" style:font-size-asian="12pt" style:font-weight-asian="bold" style:font-size-complex="12pt" style:font-weight-complex="bold"/>
    </style:style>
    <style:style style:name="T5" style:family="text">
      <style:text-properties fo:font-size="12pt" fo:font-weight="bold" style:font-size-asian="12pt" style:font-weight-asian="bold" style:font-size-complex="12pt" style:font-weight-complex="bold" text:display="none"/>
    </style:style>
    <style:style style:name="T6" style:family="text">
      <style:text-properties style:use-window-font-color="true"/>
    </style:style>
    <style:style style:name="T7" style:family="text">
      <style:text-properties style:use-window-font-color="true" fo:font-size="10.5pt" style:font-size-asian="10.5pt" style:font-size-complex="10.5pt"/>
    </style:style>
    <style:style style:name="T8" style:family="text">
      <style:text-properties style:font-name="Courier New1" fo:font-size="10pt" style:font-size-asian="10pt" style:font-size-complex="10pt"/>
    </style:style>
    <style:style style:name="fr1" style:family="graphic" style:parent-style-name="Frame">
      <style:graphic-properties fo:margin-left="-0.002cm" fo:margin-right="-0.002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359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23" svg:width="16.509cm" svg:height="0.343cm" svg:x="-6.033cm" svg:y="0cm">
        <draw:image xlink:href="Pictures/20000007000025F9000000C9F0140E06.wmf" xlink:type="simple" xlink:show="embed" xlink:actuate="onLoad">
          <text:p/>
        </draw:image>
      </draw:frame>
      <draw:frame text:anchor-type="page" text:anchor-page-number="1" draw:z-index="5" draw:name="Picture 67" draw:style-name="gr2" draw:text-style-name="P23" svg:width="7.09cm" svg:height="0.343cm" svg:x="-6.033cm" svg:y="0cm">
        <draw:image xlink:href="Pictures/2000000700000FB5000000C94FDA4EAC.wmf" xlink:type="simple" xlink:show="embed" xlink:actuate="onLoad">
          <text:p/>
        </draw:image>
      </draw:frame>
      <draw:frame text:anchor-type="page" text:anchor-page-number="1" draw:z-index="7" draw:name="Picture 68" draw:style-name="gr2" draw:text-style-name="P23" svg:width="7.09cm" svg:height="0.343cm" svg:x="-6.033cm" svg:y="0cm">
        <draw:image xlink:href="Pictures/2000000700000FB5000000C94FDA4EAC.wmf" xlink:type="simple" xlink:show="embed" xlink:actuate="onLoad">
          <text:p/>
        </draw:image>
      </draw:frame>
      <draw:frame text:anchor-type="page" text:anchor-page-number="1" draw:z-index="8" draw:name="Picture 69" draw:style-name="gr2" draw:text-style-name="P23" svg:width="7.09cm" svg:height="0.343cm" svg:x="-6.033cm" svg:y="0cm">
        <draw:image xlink:href="Pictures/2000000700000FB5000000C94FDA4EAC.wmf" xlink:type="simple" xlink:show="embed" xlink:actuate="onLoad">
          <text:p/>
        </draw:image>
      </draw:frame>
      <draw:frame text:anchor-type="page" text:anchor-page-number="1" draw:z-index="9" draw:name="Picture 70" draw:style-name="gr2" draw:text-style-name="P23" svg:width="7.09cm" svg:height="0.343cm" svg:x="-6.033cm" svg:y="0cm">
        <draw:image xlink:href="Pictures/2000000700000FB5000000C94FDA4EAC.wmf" xlink:type="simple" xlink:show="embed" xlink:actuate="onLoad">
          <text:p/>
        </draw:image>
      </draw:frame>
      <draw:frame text:anchor-type="page" text:anchor-page-number="1" draw:z-index="11" draw:name="Picture 71" draw:style-name="gr2" draw:text-style-name="P23" svg:width="7.09cm" svg:height="0.343cm" svg:x="-6.033cm" svg:y="0cm">
        <draw:image xlink:href="Pictures/2000000700000FB5000000C94FDA4EAC.wmf" xlink:type="simple" xlink:show="embed" xlink:actuate="onLoad">
          <text:p/>
        </draw:image>
      </draw:frame>
      <draw:frame text:anchor-type="page" text:anchor-page-number="1" draw:z-index="12" draw:name="Picture 72" draw:style-name="gr2" draw:text-style-name="P23" svg:width="7.09cm" svg:height="0.343cm" svg:x="-6.033cm" svg:y="0cm">
        <draw:image xlink:href="Pictures/2000000700000FB5000000C94FDA4EAC.wmf" xlink:type="simple" xlink:show="embed" xlink:actuate="onLoad">
          <text:p/>
        </draw:image>
      </draw:frame>
      <draw:frame text:anchor-type="page" text:anchor-page-number="1" draw:z-index="13" draw:name="Picture 73" draw:style-name="gr2" draw:text-style-name="P23" svg:width="7.09cm" svg:height="0.343cm" svg:x="-6.033cm" svg:y="0cm">
        <draw:image xlink:href="Pictures/2000000700000FB5000000C94FDA4EAC.wmf" xlink:type="simple" xlink:show="embed" xlink:actuate="onLoad">
          <text:p/>
        </draw:image>
      </draw:frame>
      <draw:frame text:anchor-type="page" text:anchor-page-number="1" draw:z-index="14" draw:name="Picture 74" draw:style-name="gr2" draw:text-style-name="P23" svg:width="7.09cm" svg:height="0.343cm" svg:x="-6.033cm" svg:y="0cm">
        <draw:image xlink:href="Pictures/2000000700000FB5000000C94FDA4EAC.wmf" xlink:type="simple" xlink:show="embed" xlink:actuate="onLoad">
          <text:p/>
        </draw:image>
      </draw:frame>
      <draw:frame text:anchor-type="page" text:anchor-page-number="1" draw:z-index="15" draw:name="Picture 75" draw:style-name="gr2" draw:text-style-name="P23" svg:width="7.09cm" svg:height="0.343cm" svg:x="-6.033cm" svg:y="0cm">
        <draw:image xlink:href="Pictures/2000000700000FB5000000C94FDA4EAC.wmf" xlink:type="simple" xlink:show="embed" xlink:actuate="onLoad">
          <text:p/>
        </draw:image>
      </draw:frame>
      <draw:frame text:anchor-type="page" text:anchor-page-number="1" draw:z-index="16" draw:name="Picture 76" draw:style-name="gr2" draw:text-style-name="P23" svg:width="7.09cm" svg:height="0.343cm" svg:x="-6.033cm" svg:y="0cm">
        <draw:image xlink:href="Pictures/2000000700000FB5000000C94FDA4EAC.wmf" xlink:type="simple" xlink:show="embed" xlink:actuate="onLoad">
          <text:p/>
        </draw:image>
      </draw:frame>
      <draw:frame text:anchor-type="page" text:anchor-page-number="1" draw:z-index="17" draw:name="Picture 77" draw:style-name="gr2" draw:text-style-name="P23" svg:width="7.09cm" svg:height="0.343cm" svg:x="-6.033cm" svg:y="0cm">
        <draw:image xlink:href="Pictures/2000000700000FB5000000C94FDA4EAC.wmf" xlink:type="simple" xlink:show="embed" xlink:actuate="onLoad">
          <text:p/>
        </draw:image>
      </draw:frame>
      <draw:frame text:anchor-type="page" text:anchor-page-number="1" draw:z-index="18" draw:name="Picture 78" draw:style-name="gr2" draw:text-style-name="P23" svg:width="7.09cm" svg:height="0.343cm" svg:x="-6.033cm" svg:y="0cm">
        <draw:image xlink:href="Pictures/2000000700000FB5000000C94FDA4EAC.wmf" xlink:type="simple" xlink:show="embed" xlink:actuate="onLoad">
          <text:p/>
        </draw:image>
      </draw:frame>
      <draw:frame text:anchor-type="page" text:anchor-page-number="1" draw:z-index="19" draw:name="Picture 79" draw:style-name="gr2" draw:text-style-name="P23" svg:width="7.09cm" svg:height="0.343cm" svg:x="-6.033cm" svg:y="0cm">
        <draw:image xlink:href="Pictures/2000000700000FB5000000C94FDA4EAC.wmf" xlink:type="simple" xlink:show="embed" xlink:actuate="onLoad">
          <text:p/>
        </draw:image>
      </draw:frame>
      <text:h text:style-name="P22" text:outline-level="1">Overview</text:h>
      <text:p text:style-name="P13"><text:bookmark text:name="_GoBack"/><draw:frame draw:style-name="fr2" draw:name="graphics1" text:anchor-type="as-char" svg:width="16.51cm" svg:height="0.342cm" draw:z-index="20"><draw:image xlink:href="Pictures/20000007000025F9000000C9F0140E06.wmf" xlink:type="simple" xlink:show="embed" xlink:actuate="onLoad"/></draw:frame></text:p>
      <text:p text:style-name="P16">This chapter introduces key concepts that are required for an understanding of the JDO architecture. It lays down a reference framework to facilitate a formal specification of the JDO architecture in the subsequent chapters of this document.</text:p>
      <text:p text:style-name="P14"><draw:frame draw:style-name="fr2" draw:name="1" text:anchor-type="as-char" svg:width="7.091cm" svg:height="0.342cm" draw:z-index="10"><draw:image xlink:href="Pictures/2000000700000FB5000000C94FDA4EAC.wmf" xlink:type="simple" xlink:show="embed" xlink:actuate="onLoad"/></draw:frame></text:p>
      <text:h text:style-name="P21" text:outline-level="2">Definitions</text:h>
      <text:h text:style-name="P19" text:outline-level="3">JDO common interfaces</text:h>
      <text:p text:style-name="P3"><text:tab/><text:tab/>JDO Instance</text:p>
      <text:p text:style-name="P16">A JDO instance is a Java programming language instance of a Java class that implements the application functions, and represents data in a local file system or enterprise datastore. Without limitation, the data might come from a single datastore entity, or from a collection of entities. For example, an entity might be a single object from an <text:alphabetical-index-mark-start text:id="IMark5113847424" text:main-entry="true"/>object database<text:alphabetical-index-mark-end text:id="IMark5113847424"/>, a single row of a <text:alphabetical-index-mark-start text:id="IMark5113847136" text:main-entry="true"/>relational<text:alphabetical-index-mark-end text:id="IMark5113847136"/> database, the result of a <text:alphabetical-index-mark-start text:id="IMark5113846848" text:main-entry="true"/>relational<text:alphabetical-index-mark-end text:id="IMark5113846848"/> database query consisting of several rows, a merging of data from several tables in a <text:alphabetical-index-mark-start text:id="IMark5113847520" text:main-entry="true"/>relational<text:alphabetical-index-mark-end text:id="IMark5113847520"/> database, or the result of executing a data retrieval API from an ERP system.</text:p>
      <text:p text:style-name="P16">The objective of JDO is that most user-written classes, including both entity-type classes and utility-type classes, might be persistence capable. The limitations are that the persistent state of the class must be represented entirely by the state of its Java fields. Thus, system-type classes such as <text:span text:style-name="T1">System</text:span>, <text:span text:style-name="T1">Thread</text:span>, <text:span text:style-name="T1">Socket</text:span>, <text:span text:style-name="T1">File</text:span>, and the like cannot be JDO persistence-capable, but common user-defined classes can be.</text:p>
      <text:p text:style-name="P4"><text:tab/><text:tab/>JDO Implementation</text:p>
      <text:p text:style-name="P16">A JDO implementation is a collection of classes that implement the JDO contracts. The JDO implementation might be provided by an EIS vendor or by a third party vendor, collectively known as JDO vendor. The third party might provide an implementation that is optimized for a particular application domain, or might be a general purpose tool (such as a <text:alphabetical-index-mark-start text:id="IMark5113847520" text:main-entry="true"/>relational<text:alphabetical-index-mark-end text:id="IMark5113847520"/> mapping tool, embedded <text:alphabetical-index-mark-start text:id="IMark5113846848" text:main-entry="true"/>object database<text:alphabetical-index-mark-end text:id="IMark5113846848"/>, or enterprise <text:alphabetical-index-mark-start text:id="IMark5113847136" text:main-entry="true"/>object database<text:alphabetical-index-mark-end text:id="IMark5113847136"/>).</text:p>
      <text:p text:style-name="P16">The primary interface to the application is <text:span text:style-name="T1">PersistenceManager</text:span>, with interfaces <text:span text:style-name="T1">Query</text:span> and <text:span text:style-name="T1">Transaction</text:span> playing supporting roles for application control of the execution environment.</text:p>
      <text:p text:style-name="P4"><text:tab/><text:tab/>JDO Enhancer</text:p>
      <text:p text:style-name="P16">To use persistence-capable classes with binary-compatible JDO implementations, the classes must implement the <text:span text:style-name="T8">PersistenceCapable</text:span> contract, which includes implementing the <text:span text:style-name="T8">javax.jdo.spi.PersistenceCapable</text:span> contract, as well as adding other methods including static registration methods. This contract enables management of classes including transparent loading and storing of the fields of their persistent instances. A JDO enhancer, or <text:alphabetical-index-mark-start text:id="IMark5113847136"/>byte code <text:soft-page-break/>enhancer<text:alphabetical-index-mark-end text:id="IMark5113847136"/>, is a program that modifies the byte codes of application-component Java class files to implement this interface. </text:p>
      <text:p text:style-name="P16">The JDO reference implementation (reference enhancement) contains an approach for the enhancement of Java class files to allow for enhanced class files to be shared among several coresident JDO implementations.</text:p>
      <text:p text:style-name="P16">There are alternative approaches to byte code enhancement for having the classes implement the <text:span text:style-name="T8">PersistenceCapable</text:span> contract. These include preprocessing or code generation. If one of these alternatives is used instead of byte code enhancement, the <text:span text:style-name="T2">PersistenceCapable</text:span> contract is implemented explicitly.</text:p>
      <text:p text:style-name="P16">A JDO implementation is free to extend the Reference Enhancement contract with implementation-specific methods and fields that might be used by its runtime environment.</text:p>
      <text:p text:style-name="P18"><text:tab/><text:tab/>Binary Compatibility</text:p>
      <text:p text:style-name="P16">A JDO implementation may optionally choose to support <text:alphabetical-index-mark-start text:id="IMark5113847136" text:main-entry="true"/>binary compatibility<text:alphabetical-index-mark-end text:id="IMark5113847136"/> with other JDO implementations by supporting the <text:span text:style-name="T8">PersistenceCapable</text:span> contract for persistence-capable classes. If it does, then enhanced classes produced by another implementation or by the reference enhancer must be supported according to the following requirements.</text:p>
      <text:p text:style-name="P10">•<text:span text:style-name="T3"><text:tab/></text:span><text:span text:style-name="Assertion">A2.1.1-1 [</text:span>classes enhanced by the reference enhancer must be usable by any JDO compliant implementation that supports BinaryCompatibility<text:span text:style-name="Assertion">]</text:span>; </text:p>
      <text:p text:style-name="P10">•<text:span text:style-name="T3"><text:tab/></text:span><text:span text:style-name="Assertion">A2.1.1-2 [</text:span>classes enhanced by a JDO compliant implementation must be usable by the reference implementation<text:span text:style-name="Assertion">]</text:span>; and </text:p>
      <text:p text:style-name="P10">•<text:span text:style-name="T3"><text:tab/></text:span><text:span text:style-name="Assertion">A2.1.1-3 [</text:span>classes enhanced by a JDO compliant implementation must be usable by any other JDO compliant implementation that supports BinaryCompatibility<text:span text:style-name="Assertion">]</text:span>. </text:p>
      <text:p text:style-name="P16">The following table determines which interface is used by a JDO implementation based on the enhancement of the persistence-capable class. For example, if Vendor A runtime detects that the class was enhanced by its own enhancement, then the runtime will use its enhancement contract. Otherwise, it will use the Reference Enhancement contract.</text:p>
      <text:p text:style-name="P11"> </text:p>
      <text:p text:style-name="P2">Table 1: Which Enhancement Interface is Used</text:p>
      <text:p text:style-name="P12"> </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9"/>
            </table:table-cell>
            <table:table-cell table:style-name="Table1.B1" office:value-type="string">
              <text:p text:style-name="P8">Reference Runtime</text:p>
            </table:table-cell>
            <table:table-cell table:style-name="Table1.B1" office:value-type="string">
              <text:p text:style-name="P8">Vendor A Runtime</text:p>
            </table:table-cell>
            <table:table-cell table:style-name="Table1.B1" office:value-type="string">
              <text:p text:style-name="P8">Vendor B Runtime</text:p>
            </table:table-cell>
          </table:table-row>
        </table:table-header-rows>
        <table:table-row table:style-name="Table1.1">
          <table:table-cell table:style-name="Table1.A2" office:value-type="string">
            <text:p text:style-name="P6">Reference Enhancer</text:p>
          </table:table-cell>
          <table:table-cell table:style-name="Table1.B2" office:value-type="string">
            <text:p text:style-name="P7">Reference Enhancement</text:p>
          </table:table-cell>
          <table:table-cell table:style-name="Table1.B2" office:value-type="string">
            <text:p text:style-name="P6">Reference Enhancement</text:p>
          </table:table-cell>
          <table:table-cell table:style-name="Table1.B2" office:value-type="string">
            <text:p text:style-name="P6">Reference Enhancement</text:p>
          </table:table-cell>
        </table:table-row>
        <table:table-row table:style-name="Table1.1">
          <table:table-cell table:style-name="Table1.A2" office:value-type="string">
            <text:p text:style-name="P6">Vendor A Enhancer</text:p>
          </table:table-cell>
          <table:table-cell table:style-name="Table1.B2" office:value-type="string">
            <text:p text:style-name="P6">Reference Enhancement</text:p>
          </table:table-cell>
          <table:table-cell table:style-name="Table1.B2" office:value-type="string">
            <text:p text:style-name="P6">Vendor A Enhancement</text:p>
          </table:table-cell>
          <table:table-cell table:style-name="Table1.B2" office:value-type="string">
            <text:p text:style-name="P6">Reference Enhancement</text:p>
          </table:table-cell>
        </table:table-row>
        <table:table-row table:style-name="Table1.1">
          <table:table-cell table:style-name="Table1.A2" office:value-type="string">
            <text:p text:style-name="P6">Vendor B Enhancer</text:p>
          </table:table-cell>
          <table:table-cell table:style-name="Table1.B2" office:value-type="string">
            <text:p text:style-name="P6">Reference Enhancement</text:p>
          </table:table-cell>
          <table:table-cell table:style-name="Table1.B2" office:value-type="string">
            <text:p text:style-name="P6">Reference Enhancement</text:p>
          </table:table-cell>
          <table:table-cell table:style-name="Table1.B2" office:value-type="string">
            <text:p text:style-name="P6">Vendor B Enhancement</text:p>
          </table:table-cell>
        </table:table-row>
      </table:table>
      <text:p text:style-name="P11"> </text:p>
      <text:p text:style-name="P16">Readers primarily interested in JDO as a local persistence mechanism can ignore the following section, as it details architectural features not relevant to local environments. <text:span text:style-name="T7">Skip to </text:span><text:span text:style-name="T7"><text:bookmark-ref text:reference-format="number-all-superior" text:ref-name="__RefHeading__43328_1345045923">2.2</text:bookmark-ref></text:span><text:span text:style-name="T7">.</text:span></text:p>
      <text:h text:style-name="P20" text:outline-level="3"><text:bookmark text:name="R-1036161"/>JDO in a managed environment</text:h>
      <text:p text:style-name="P16">This discussion provides a bridge to the Connector architecture, which JDO uses for transaction and <text:alphabetical-index-mark-start text:id="IMark5113847136" text:main-entry="true"/>connection<text:alphabetical-index-mark-end text:id="IMark5113847136"/> management in application server environments.</text:p>
      <text:p text:style-name="P4"><text:soft-page-break/><text:tab/><text:tab/>Enterprise Information System (EIS)</text:p>
      <text:p text:style-name="P16">An EIS provides the information infrastructure for an enterprise. An EIS offers a set of services to its clients. These services are exposed to clients as local and/or remote interfaces. Examples of EIS include: </text:p>
      <text:p text:style-name="P10">•<text:tab/><text:alphabetical-index-mark-start text:id="IMark5113847136" text:main-entry="true"/>relational<text:alphabetical-index-mark-end text:id="IMark5113847136"/> database system;</text:p>
      <text:p text:style-name="P10">•<text:tab/><text:alphabetical-index-mark-start text:id="IMark5113847136" text:main-entry="true"/>object database<text:alphabetical-index-mark-end text:id="IMark5113847136"/> system;</text:p>
      <text:p text:style-name="P10">•<text:tab/>ERP system; and</text:p>
      <text:p text:style-name="P10">•<text:tab/>mainframe transaction processing system.</text:p>
      <text:p text:style-name="P3"><text:tab/><text:tab/>EIS Resource</text:p>
      <text:p text:style-name="P16">An EIS resource provides EIS-specific functionality to its clients. Examples are: </text:p>
      <text:p text:style-name="P10">•<text:tab/>a record or set of records in a database system;</text:p>
      <text:p text:style-name="P10">•<text:tab/>a business object in an ERP system; and</text:p>
      <text:p text:style-name="P10">•<text:tab/>a transaction program in a transaction processing system</text:p>
      <text:p text:style-name="P3"><text:tab/><text:tab/>Resource Manager (RM)</text:p>
      <text:p text:style-name="P16">A resource manager manages a set of shared resources. A client requests access to a resource manager to use its managed resources. A transactional resource manager can participate in transactions that are externally controlled and coordinated by a transaction manager. </text:p>
      <text:p text:style-name="P4"><text:bookmark text:name="X-10603145"/><text:tab/><text:tab/><text:alphabetical-index-mark-start text:id="IMark5113847136" text:main-entry="true"/>Connection<text:alphabetical-index-mark-end text:id="IMark5113847136"/></text:p>
      <text:p text:style-name="P16">A <text:alphabetical-index-mark-start text:id="IMark5113847136" text:main-entry="true"/>connection<text:alphabetical-index-mark-end text:id="IMark5113847136"/> provides connectivity to a resource manager. It enables an application client to connect to a resource manager, perform transactions, and access services provided by that resource manager. A <text:alphabetical-index-mark-start text:id="IMark5113846848" text:main-entry="true"/>connection<text:alphabetical-index-mark-end text:id="IMark5113846848"/> can be either transactional or non-transactional. Examples include a database <text:alphabetical-index-mark-start text:id="IMark5113847520" text:main-entry="true"/>connection<text:alphabetical-index-mark-end text:id="IMark5113847520"/> and a SAP R/3 <text:alphabetical-index-mark-start text:id="IMark5113847424" text:main-entry="true"/>connection<text:alphabetical-index-mark-end text:id="IMark5113847424"/>.</text:p>
      <text:p text:style-name="P4"><text:tab/><text:tab/>Application Component</text:p>
      <text:p text:style-name="P16">An application component can be a server-side component, such as an EJB, JSP, or servlet, that is deployed, managed and executed on an application server. It can be a component executed on the web-client tier but made available to the web-client by an application server, such as a Java applet, or DHTML page. It might also be an embedded component executed in a small footprint device using flash memory for persistent storage. </text:p>
      <text:p text:style-name="P4"><text:tab/><text:tab/>Session Beans</text:p>
      <text:p text:style-name="P16">Session objects are EJB application components that execute on behalf of a single client, might be transaction aware, might update data in an underlying datastore, and do not directly represent data in the datastore.</text:p>
      <text:p text:style-name="P4"><text:bookmark text:name="X-101871148"/><text:tab/><text:tab/><text:alphabetical-index-mark-start text:id="IMark5113847424" text:main-entry="true"/>Message-driven Beans<text:alphabetical-index-mark-end text:id="IMark5113847424"/></text:p>
      <text:p text:style-name="P16"><text:alphabetical-index-mark-start text:id="IMark5113847424" text:main-entry="true"/>Message-driven beans<text:alphabetical-index-mark-end text:id="IMark5113847424"/> are EJB application components that execute on behalf of a single client in response to an incoming message, might be transaction aware, might update data in an underlying datastore, and do not directly represent data in the datastore.</text:p>
      <text:p text:style-name="P4"><text:soft-page-break/><text:tab/><text:tab/>Entity Beans</text:p>
      <text:p text:style-name="P16">Entity objects are EJB application components that provide an object view of transactional data in an underlying datastore, allow shared access from multiple users, including session objects and remote clients, and directly represent data in the datastore.</text:p>
      <text:p text:style-name="P4"><text:tab/><text:tab/>Helper objects</text:p>
      <text:p text:style-name="P16">Helper objects are application components that provide an object view of data in an underlying datastore, allow transactionally consistent view of data in multiple transactions, are usable by local session and entity beans, but do not have a remote interface. </text:p>
      <text:p text:style-name="P4"><text:tab/><text:tab/>Container</text:p>
      <text:p text:style-name="P16">A container is a part of an application server that provides deployment and runtime support for application components. It provides a federated view of the underlying application server services for the application components. For more details on different types of standard containers, refer to Enterprise JavaBeans (EJB) (<text:span text:style-name="T6">see Appendix A reference</text:span><text:span text:style-name="T6"> 1)</text:span>, Java Server Pages (JSP), and Servlets specifications.</text:p>
      <text:p text:style-name="P14"><draw:frame draw:style-name="fr2" draw:name="2" text:anchor-type="as-char" svg:width="7.091cm" svg:height="0.342cm" draw:z-index="1"><draw:image xlink:href="Pictures/2000000700000FB5000000C94FDA4EAC.wmf" xlink:type="simple" xlink:show="embed" xlink:actuate="onLoad"/></draw:frame></text:p>
      <text:h text:style-name="P21" text:outline-level="2"><text:bookmark-start text:name="__RefHeading__43328_1345045923"/><text:bookmark text:name="R-1041064"/>Rationale<text:bookmark-end text:name="__RefHeading__43328_1345045923"/></text:h>
      <text:p text:style-name="P16">The JDO architecture offers a Java solution to the problem of presenting a consistent view of data from the large number of application programs and enterprise information systems already in existence. By using the JDO architecture, it is not necessary for application component vendors to customize their products for each type of datastore. </text:p>
      <text:p text:style-name="P16">This architecture enables an EIS vendor to provide a standard data access interface for its EIS. The JDO implementation is plugged into an application server and provides underlying infrastructure for integration between the EIS and application components. </text:p>
      <text:p text:style-name="P16">Similarly, a third party vendor can provide a standard data access interface for locally managed data such as would be found in an embedded device. </text:p>
      <text:p text:style-name="P16">An application component vendor extends its system only once to support the JDO architecture and then exploits multiple data sources. Likewise, an EIS vendor provides one standard JDO implementation and it has the capability to work with any application component that uses the JDO architecture. </text:p>
      <text:p text:style-name="P16">The following figure shows that an application component can plug into multiple JDO implementations. Similarly, multiple JDO implementations for different EISes can plug into an application component. This standard plug-and-play is made possible through the JDO architecture.</text:p>
      <text:p text:style-name="P16"/>
      <text:p text:style-name="P15"><text:soft-page-break/><draw:frame draw:style-name="fr2" draw:name="3" text:anchor-type="as-char" svg:width="16.51cm" svg:height="0.342cm" draw:z-index="2"><draw:image xlink:href="Pictures/20000007000025F9000000C9F0140E06.wmf" xlink:type="simple" xlink:show="embed" xlink:actuate="onLoad"/></draw:frame></text:p>
      <text:p text:style-name="P17"><text:span text:style-name="T4"><text:tab/></text:span><text:bookmark text:name="R-1024561S"/><text:span text:style-name="T4">Figure 1.0<text:tab/></text:span><text:bookmark text:name="R-1024561"/><text:span text:style-name="T4">Standard plug-and-play between application programs and EISes using JDO</text:span><text:span text:style-name="T5">31</text:span></text:p>
      <text:p text:style-name="P14"><draw:frame draw:style-name="fr1" draw:name="Frame1" text:anchor-type="paragraph" svg:x="-0.002cm" svg:y="-0.002cm" fo:min-width="0.041cm" draw:z-index="3"><draw:text-box fo:min-height="0.041cm"><text:p text:style-name="P1"><draw:frame draw:style-name="fr2" draw:name="4" text:anchor-type="as-char" svg:width="16.51cm" svg:height="13.229cm" draw:z-index="4"><draw:image xlink:href="Pictures/2000007D0000249100001D4638BE3D3A.wmf" xlink:type="simple" xlink:show="embed" xlink:actuate="onLoad"/></draw:frame></text:p></draw:text-box></draw:frame><draw:frame draw:style-name="fr2" draw:name="5" text:anchor-type="as-char" svg:width="7.091cm" svg:height="0.342cm" draw:z-index="6"><draw:image xlink:href="Pictures/2000000700000FB5000000C94FDA4EAC.wmf" xlink:type="simple" xlink:show="embed" xlink:actuate="onLoad"/></draw:frame></text:p>
      <text:h text:style-name="P21" text:outline-level="2">Goals</text:h>
      <text:p text:style-name="P16">The JDO architecture has been designed with the following goals:</text:p>
      <text:p text:style-name="P10">•<text:tab/>The JDO architecture provides a transparent interface for application component and helper class developers to store data without learning a new data access language for each type of persistent data storage.</text:p>
      <text:p text:style-name="P10">•<text:tab/>The JDO architecture simplifies the development of scalable, secure and transactional JDO implementations for a wide range of EISes — ERP systems, database systems, mainframe-based transaction processing systems.</text:p>
      <text:p text:style-name="P10"><text:soft-page-break/>•<text:tab/>The JDO architecture is implementable for a wide range of heterogeneous local file systems and EISes. The intent is that there will be various implementation choices for different EIS—each choice based on possibly application-specific characteristics and mechanisms of a mapping to an underlying EIS.</text:p>
      <text:p text:style-name="P10">•<text:tab/>The JDO architecture is suitable for a wide range of uses from embedded small footprint systems to large scale enterprise application servers. This architecture provides for exploitation of critical performance features from the underlying EIS, such as query evaluation and relationship management.</text:p>
      <text:p text:style-name="P10">•<text:tab/>The JDO architecture uses the J2EE Connector Architecture to make it applicable to all J2EE platform compliant application servers from multiple vendors.</text:p>
      <text:p text:style-name="P10">•<text:tab/>The JDO architecture makes it easy for application component developers to use the Java programming model to model the application domain and transparently retrieve and store data from various EIS systems.</text:p>
      <text:p text:style-name="P10">•<text:tab/>The JDO architecture defines contracts and responsibilities for various roles that provide pieces for standard connectivity to an EIS. This enables a standard JDO implementation from a EIS or third party vendor to be pluggable across multiple application servers.</text:p>
      <text:p text:style-name="P10">•<text:tab/>The connector architecture also enables an application programmer in a non-managed application environment to directly use the JDO implementation to access the underlying file system or EIS. This is in addition to a managed access to an EIS with the JDO implementation deployed in the middle-tier application server. In the former case, application programmers will not rely on the services offered by a middle-tier application server for security, transaction, and <text:alphabetical-index-mark-start text:id="IMark5113847424" text:main-entry="true"/>connection<text:alphabetical-index-mark-end text:id="IMark5113847424"/> management, but will be responsible for managing these system-level aspects by using the EIS connector.</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line-height-at-least="0.423cm"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left="2.54cm" fo:margin-right="0cm" fo:margin-top="0.706cm" fo:margin-bottom="2.54cm" style:line-height-at-least="0.741cm" fo:text-indent="-2.54cm" style:auto-text-indent="false" style:page-number="auto" fo:break-before="auto" fo:break-after="auto" fo:keep-with-next="always">
        <style:tab-stops>
          <style:tab-stop style:position="1.27cm" style:type="right"/>
          <style:tab-stop style:position="1.905cm"/>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423cm" fo:margin-bottom="0.247cm" style:line-height-at-least="0.406cm" fo:keep-with-next="always">
        <style:tab-stops>
          <style:tab-stop style:position="1.27cm" style:type="right"/>
          <style:tab-stop style:position="1.854cm"/>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left="2.54cm" fo:margin-right="0cm" fo:margin-top="0.247cm" fo:margin-bottom="0.176cm" style:line-height-at-least="0.441cm" fo:text-indent="-2.54cm" style:auto-text-indent="false" fo:keep-with-next="always">
        <style:tab-stops>
          <style:tab-stop style:position="1.27cm" style:type="right"/>
          <style:tab-stop style:position="1.905cm"/>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left="1.905cm" fo:margin-right="0cm" fo:margin-top="0cm" fo:margin-bottom="0.141cm" style:line-height-at-least="0.441cm" fo:text-align="justify" style:justify-single-word="false" fo:orphans="0" fo:widows="0" fo:text-indent="0cm"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left="1.905cm" fo:margin-right="0cm" fo:margin-top="0cm" fo:margin-bottom="0.141cm" style:line-height-at-least="0.441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left="2.54cm" fo:margin-right="0.635cm" fo:margin-top="0.035cm" fo:margin-bottom="0.176cm" style:line-height-at-least="0.441cm" fo:text-align="justify" style:justify-single-word="false" fo:orphans="0" fo:widows="0" fo:text-indent="-0.388cm" style:auto-text-indent="false" style:writing-mode="lr-tb">
        <style:tab-stops>
          <style:tab-stop style:position="2.54cm"/>
          <style:tab-stop style:position="3.81cm"/>
          <style:tab-stop style:position="5.08cm"/>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cm" fo:margin-bottom="0cm" style:line-height-at-least="0.423cm"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cm" fo:margin-bottom="0cm" style:line-height-at-least="0.423cm"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left="1.905cm" fo:margin-right="0cm" fo:margin-top="0cm" fo:margin-bottom="0cm" style:line-height-at-least="0.37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left="2.54cm" fo:margin-right="0.635cm" fo:margin-top="0.353cm" fo:margin-bottom="0.353cm" style:line-height-at-least="0.494cm" fo:orphans="0" fo:widows="0" fo:text-indent="0cm" style:auto-text-indent="false" style:writing-mode="lr-tb">
        <style:tab-stops>
          <style:tab-stop style:position="3.175cm"/>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fo:margin-left="2.54cm" fo:margin-right="0cm" fo:margin-top="0.247cm" fo:margin-bottom="0.141cm" style:line-height-at-least="0.459cm" fo:orphans="0" fo:widows="0" fo:text-indent="-2.54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cm" fo:margin-bottom="0cm" style:line-height-at-least="0.423cm"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figureHead" style:family="paragraph" style:default-outline-level="">
      <style:paragraph-properties fo:margin-left="1.905cm" fo:margin-right="0cm" fo:margin-top="0cm" fo:margin-bottom="0.247cm" style:line-height-at-least="0.406cm" fo:text-align="justify" style:justify-single-word="false" fo:orphans="0" fo:widows="0" fo:text-indent="0cm" style:auto-text-indent="false" style:writing-mode="lr-tb">
        <style:tab-stops>
          <style:tab-stop style:position="1.91cm"/>
          <style:tab-stop style:position="4.445cm"/>
        </style:tab-stops>
      </style:paragraph-properties>
      <style:text-properties style:use-window-font-color="true" style:font-name="Times New Roman" fo:font-size="9.5pt" style:font-size-asian="9.5pt" style:font-size-complex="9.5pt"/>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left="0.762cm" fo:margin-right="0cm" fo:margin-top="0cm" fo:margin-bottom="0.353cm" fo:text-indent="-0.762cm" style:auto-text-indent="false" style:page-number="auto">
        <style:tab-stops>
          <style:tab-stop style:position="1.27cm" style:type="right"/>
          <style:tab-stop style:position="1.854cm"/>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Index_20_Heading" style:display-name="Index Heading" style:family="paragraph" style:parent-style-name="Heading" style:class="index">
      <style:paragraph-properties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margin-top="0cm" fo:margin-bottom="0.353cm" fo:text-indent="0cm" style:auto-text-indent="false"/>
      <style:text-properties fo:font-size="12pt" fo:font-weight="bold"/>
    </style:style>
    <style:style style:name="Contents_20_Heading" style:display-name="Contents Heading" style:family="paragraph" style:parent-style-name="Heading" style:class="index">
      <style:paragraph-properties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353cm" style:line-height-at-least="0cm"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text:start-value="2">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3">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layout-properties fo:page-width="21.59cm" fo:page-height="27.94cm" style:num-format="i"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23</meta:editing-cycles>
    <meta:creation-date>2012-06-24T14:18:49.37</meta:creation-date>
    <meta:editing-duration>PT1H38M50S</meta:editing-duration>
    <meta:generator>OpenOffice/4.1.10$Unix OpenOffice.org_project/4110m2$Build-9807</meta:generator>
    <dc:title>JDO_Chapter</dc:title>
    <dc:date>2021-09-30T20:28:10</dc:date>
    <dc:creator>Michael Bouschen</dc:creator>
    <meta:document-statistic meta:table-count="1" meta:image-count="6" meta:object-count="0" meta:page-count="6" meta:paragraph-count="93" meta:word-count="1762" meta:character-count="1190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